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color="#000099"/>
    </style:style>
    <style:style style:name="ce2" style:family="table-cell" style:parent-style-name="Default">
      <style:text-properties fo:color="#007826"/>
    </style:style>
    <style:style style:name="ce3" style:family="table-cell" style:parent-style-name="Default">
      <style:text-properties fo:color="#800000"/>
    </style:style>
    <style:style style:name="ce4" style:family="table-cell" style:parent-style-name="Default" style:data-style-name="N99"/>
  </office:automatic-styles>
  <office:body>
    <office:spreadsheet>
      <table:calculation-settings table:automatic-find-labels="false"/>
      <table:table table:name="sheet" table:style-name="ta1">
        <table:table-column table:style-name="co1" table:number-columns-repeated="1024" table:default-cell-style-name="Default"/>
        <table:table-row table:style-name="ro1">
          <table:table-cell table:style-name="ce1" office:value-type="string" calcext:value-type="string">
            <text:p>pt</text:p>
          </table:table-cell>
          <table:table-cell table:style-name="ce1" office:value-type="string" calcext:value-type="string">
            <text:p>a capivara (nome científico: hydrochoerus hydrochaeris) é uma espécie de mamífero roedor da família caviidae e subfamília hydrochoerinae. alguns autores consideram que deva ser classificada em uma família própria. está incluída no mesmo grupo de roedores ao qual se classificam as pacas, cutias, os preás e o porquinho-da-índia. ocorre por toda a américa do sul ao leste dos andes em habitats associados a rios, lagos e pântanos, do nível do mar até 1 300 m de altitude. extremamente adaptável, pode ocorrer em ambientes altamente alterados pelo ser humano.</text:p>
          </table:table-cell>
          <table:table-cell table:style-name="ce1" table:number-columns-repeated="1022"/>
        </table:table-row>
        <table:table-row table:style-name="ro1">
          <table:table-cell table:style-name="ce1" office:value-type="string" calcext:value-type="string">
            <text:p>pt</text:p>
          </table:table-cell>
          <table:table-cell table:style-name="ce1" office:value-type="string" calcext:value-type="string">
            <text:p>é o maior roedor do mundo, pesando até 91 kg e medindo até 1,2 m de comprimento e 60 cm de altura. a pelagem é densa, de cor avermelhada a marrom escuro. é possível distinguir os machos por conta da presença de uma glândula proeminente no focinho apesar do dimorfismo sexual não ser aparente. existe uma série de adaptações no sistema digestório à herbivoria, principalmente no ceco. alcança a maturidade sexual com cerca de 1,5 ano de idade, e as fêmeas dão à luz geralmente a quatro filhotes por vez, pesando até 1,5 kg e já nascem com pelos e dentição permanente. em cativeiro, pode viver até 12 anos de idade.</text:p>
          </table:table-cell>
          <table:table-cell table:style-name="ce1" table:number-columns-repeated="1022"/>
        </table:table-row>
        <table:table-row table:style-name="ro1">
          <table:table-cell table:style-name="ce1" office:value-type="string" calcext:value-type="string">
            <text:p>pt</text:p>
          </table:table-cell>
          <table:table-cell table:style-name="ce1" office:value-type="string" calcext:value-type="string">
            <text:p>a capivara também é chamada de carpincho, capincho, beque, trombudo, caixa, cachapu, porco-capivara, cunum e cubu.[3] o nome capivara procede do termo tupi kapi'wara, que significa "comedor de capim".[4] tal nome é o mais comum e conhecido por todo o brasil.[3] no rio grande do sul também é conhecida por capincho ou carpincho, termo derivado do espanhol.[3] no amazonas, é conhecida por cupido e na ilha de marajó, no pará, por beque. o macho, neste mesmo local, devido à glândula nasal no focinho, é chamado de trombudo, caixa ou cachapu.[3] em alguns locais do interior da bahia, a capivara é chamada de porco-capivara, no sudeste do pará por cunum e de cubu em alguns locais do estado de goiás.[3]</text:p>
          </table:table-cell>
          <table:table-cell table:style-name="ce1" table:number-columns-repeated="1022"/>
        </table:table-row>
        <table:table-row table:style-name="ro1">
          <table:table-cell table:style-name="ce1" office:value-type="string" calcext:value-type="string">
            <text:p>pt</text:p>
          </table:table-cell>
          <table:table-cell table:style-name="ce1" office:value-type="string" calcext:value-type="string">
            <text:p>a capivara foi descrita pela primeira vez por george marcgraf em 1648, como capy-bara brasiliensus: porcus est fluvialitis ("porco dos rios").[3] no entanto, sua primeira classificação só foi oficialmente elaborado por carolus linnaeus, em 1758, junto com o porquinho-da-índia, como mus porcellus.[3] posteriormente, linnaeus reclassificou a capivara entre os suínos, como sus hydrochaeris.[3] mathurin jacques brisson em 1762 classificou a capivara no gênero hydrochoerus.[3] visto que o trabalho de brisson, regnun animale não seguiu a nomenclatura binomial adequadamente, tal nome não deveria ser considerado válido. houve debate que o nome deveria ser hydrochoeris, criado no trabalho zoologiae fundamenta por brünnich, datado de 1772. entretanto, dado seu largo uso, durante 230 anos, em 1998 o bulletin of zoological nomenclature oficialmente reconheceu o gênero hydrochoerus.[3]</text:p>
          </table:table-cell>
          <table:table-cell table:style-name="ce1" table:number-columns-repeated="1022"/>
        </table:table-row>
        <table:table-row table:style-name="ro1">
          <table:table-cell table:style-name="ce1" office:value-type="string" calcext:value-type="string">
            <text:p>pt</text:p>
          </table:table-cell>
          <table:table-cell table:style-name="ce1" office:value-type="string" calcext:value-type="string">
            <text:p>a característica mais chamativa na capivara é seu grande porte: pesa em média, entre 49 e 50 kg, sendo o maior roedor do mundo.[3] as fêmeas tendem a ser maiores que os machos e no estado de são paulo, foi registrado uma fêmea que pesava até 91 kg.[7] no uruguai, foi registrado um macho que pesava cerca de 73 kg.[7] as capivaras encontradas no centro-oeste e sudeste do brasil, e argentina, tendem a ser maiores que aquelas encontradas na venezuela.[7] a capivara possui até 1,2 m de comprimento e 60 cm na altura da cernelha, com um corpo em formato de barril e robusto, coberto por uma densa pelagem que varia do avermelhado ao marrom-escuro.[7] a forma do corpo é parecida com a do gênero cavia, ao qual pertence o porquinho-da-índia (cavia porcellus), mas é muito maior e proporcionalmente mais brevilíneo.[10] a cauda é muito pequena e vestigial. interessantemente, ao contrário de outros roedores, as capivaras possuem glândulas sudoríparas distribuídas ao longo do corpo.[14] a pele é ondulada, com pelos emergindo em ângulo agudo com folículos agrupados em três associados à glândulas sebáceas.[14]</text:p>
          </table:table-cell>
          <table:table-cell table:style-name="ce1" table:number-columns-repeated="1022"/>
        </table:table-row>
        <table:table-row table:style-name="ro1">
          <table:table-cell table:style-name="ce1" office:value-type="string" calcext:value-type="string">
            <text:p>pt</text:p>
          </table:table-cell>
          <table:table-cell table:style-name="ce1" office:value-type="string" calcext:value-type="string">
            <text:p>a cabeça é grande, com orelhas pequenas e sem pelos, com um prega que fecham a abertura da orelha interna.[3] as pernas são curtas e as patas traseiras são mais longas que as dianteiras. estas, apresentam quatro dedos e as traseiras três, com as pegadas se assemelhando a de perissodáctilos, como a anta.[7] os dedos são distribuídos radialmente. são grossos, similares a cascos, unidos por pequenas membranas interdigitais.[7] visto ser um animal herbívoro, a capivara possui inúmeras adaptações à esse tipo de dieta: possui um estômago simples em formato de "j" com volume de até 2 l, quando completamento cheio, com ceco desenvolvido.[3] o ceco é utilizado para fermentar o alimento ingerido, por meio de bactérias que que nele habitam (principalmente firmicutes, proteobacteria e pelo menos 17 espécies de protozoários).[15] esta estrutura, localizada entre o intestino delgado e o cólon, pode ter até 5 l de volume, ocupando entre 63 e 74 % do volume do sistema digestório.[15] o intestino delgado possui até 10 m de comprimento.[15]</text:p>
          </table:table-cell>
          <table:table-cell table:style-name="ce1" table:number-columns-repeated="1022"/>
        </table:table-row>
        <table:table-row table:style-name="ro1">
          <table:table-cell table:style-name="ce2" office:value-type="string" calcext:value-type="string">
            <text:p>sp</text:p>
          </table:table-cell>
          <table:table-cell table:style-name="ce2" office:value-type="string" calcext:value-type="string">
            <text:p>el carpincho, capibara o chigüiro2​ (hydrochoerus hydrochaeris) es un bicho forro de la familia de los cávidos. es el roedor viviente de mayor tamaño y peso del mundo. habita en manadas en regiones de climas tropicales y templados siempre cerca del agua, los que van desde los humedales del este de panamá y de sudamérica, al norte y oriente de los andes, hasta el centro de la argentina. está relacionado con los agutíes, las chinchillas, los coipos y los conejillos de indias.3​</text:p>
          </table:table-cell>
          <table:table-cell table:style-name="ce2" table:number-columns-repeated="1022"/>
        </table:table-row>
        <table:table-row table:style-name="ro1">
          <table:table-cell table:style-name="ce2" office:value-type="string" calcext:value-type="string">
            <text:p>sp</text:p>
          </table:table-cell>
          <table:table-cell table:style-name="ce2" office:value-type="string" calcext:value-type="string">
            <text:p>tiene un cuerpo pesado en forma de barril y una cabeza pequeña, con un pelaje pardo rojizo en la parte superior del cuerpo que se vuelve pardo amarillo en la parte inferior. pueden crecer hasta 1,30 m de largo y llegar a pesar 65 kg. presenta pies ligeramente palmeados, prácticamente carece de cola y tiene 20 dientes. sus patas posteriores son algo más largas que las anteriores, y los hocicos son romos, con los ojos, narinas y orejas en la parte superior de la cabeza. las hembras son un poco más pesadas que los machos.3​</text:p>
          </table:table-cell>
          <table:table-cell table:style-name="ce2" table:number-columns-repeated="1022"/>
        </table:table-row>
        <table:table-row table:style-name="ro1">
          <table:table-cell table:style-name="ce2" office:value-type="string" calcext:value-type="string">
            <text:p>sp</text:p>
          </table:table-cell>
          <table:table-cell table:style-name="ce2" office:value-type="string" calcext:value-type="string">
            <text:p>la fórmula dental de este animal es de 1-0-1-3; lo que quiere decir que cada mitad de mandíbula presenta un diente incisivo, un premolar y tres molares, con un total de veinte dientes.12​ las blancos incisivos están dotadas de un surco, como en todos los roedores, están agrandados y transformadas en incisivos sin raíz. detrás de los incisivos se abre un espacio denominado diastema. los dientes posteriores tampoco tienen raíces y tienen una morfología compleja; consisten en prismas de esmalte dental en forma de corazón o de barras, que están separadas por capas de cemento. como en otros roedores, los dientes incisivos y molares de las capibaras crecen constantemente para compensar el desgaste continuo que provoca comer tanta hierba.5​</text:p>
          </table:table-cell>
          <table:table-cell table:style-name="ce2" table:number-columns-repeated="1022"/>
        </table:table-row>
        <table:table-row table:style-name="ro1">
          <table:table-cell table:style-name="ce2" office:value-type="string" calcext:value-type="string">
            <text:p>sp</text:p>
          </table:table-cell>
          <table:table-cell table:style-name="ce2" office:value-type="string" calcext:value-type="string">
            <text:p>la medida de los grupos y su estilo de vida depende de la estación del año y del hábitat. durante la estación lluviosa, se extienden por una gran región, de manera que disminuye la medida del grupo. durante esta estación, comen mucho y acumulan una reserva de grasa. la cría de los recién nacidos también se produce principalmente durante la estación lluviosa, durante la estación seca, muchos ejemplares se reúnen alrededor de los ríos y lagos más grandes, formando grupos más numerosos. durante esta estación, la mortalidad es notablemente más alta, ya que aumenta el hambre y las enfermedades y con la desaparición de las plantas que les sirven de protección, las capibaras son más vulnerables a los ataques de los predadores. investigadores de venezuela indican una media de los grupos de 5,6 animales durante la estación de lluvias y de 15,9 en el mes de marzo, el más seco. en periodos prolongados de sequedad, se pueden formar grandes grupos de hasta 100 ejemplares, que se reúnen cerca de las aguas que quedan. aunque estos agrupamientos son inestables y no duran mucho.</text:p>
          </table:table-cell>
          <table:table-cell table:style-name="ce2" table:number-columns-repeated="1022"/>
        </table:table-row>
        <table:table-row table:style-name="ro1">
          <table:table-cell table:style-name="ce3" office:value-type="string" calcext:value-type="string">
            <text:p>eng</text:p>
          </table:table-cell>
          <table:table-cell table:style-name="ce3" office:value-type="string" calcext:value-type="string">
            <text:p>the capybara (hydrochoerus hydrochaeris) is a mammal native to south america. it is the largest living rodent in the world. also called chigüire and carpincho, it is a member of the genus hydrochoerus, of which the only other extant member is the lesser capybara (hydrochoerus isthmius). its close relatives include guinea pigs and rock cavies, and it is more distantly related to the agouti, the chinchilla, and the coypu. the capybara inhabits savannas and dense forests and lives near bodies of water. it is a highly social species and can be found in groups as large as 100 individuals, but usually lives in groups of 10–20 individuals. the capybara is not a threatened species but is hunted for its meat and hide and also for grease from its thick fatty skin, which is used in the pharmaceutical trade.[2]</text:p>
          </table:table-cell>
          <table:table-cell table:style-name="ce3" table:number-columns-repeated="1022"/>
        </table:table-row>
        <table:table-row table:style-name="ro1">
          <table:table-cell table:style-name="ce3" office:value-type="string" calcext:value-type="string">
            <text:p>eng</text:p>
          </table:table-cell>
          <table:table-cell table:style-name="ce3" office:value-type="string" calcext:value-type="string">
            <text:p>the capybara and the lesser capybara belong to the subfamily hydrochoerinae along with the rock cavies. the living capybaras and their extinct relatives were previously classified in their own family hydrochoeridae.[6] since 2002, molecular phylogenetic studies have recognized a close relationship between hydrochoerus and kerodon, the rock cavies,[7] supporting placement of both genera in a subfamily of caviidae.[4] paleontological classifications have yet to incorporate this new taxonomy and continue to use hydrochoeridae for all capybaras, while using hydrochoerinae for the living genus and its closest fossil relatives, such as neochoerus.[8][9] the taxonomy of fossil hydrochoerines is also in a state of flux. in recent years, the diversity of fossil hydrochoerines has been substantially reduced.[8][9] this is largely due to the recognition that capybara molar teeth show strong variation in shape over the life of an individual.[8] in one instance, material once referred to four genera and seven species on the basis of differences in molar shape is now thought to represent differently aged individuals of a single species, cardiatherium paranense.[8]</text:p>
          </table:table-cell>
          <table:table-cell table:style-name="ce3" table:number-columns-repeated="1022"/>
        </table:table-row>
        <table:table-row table:style-name="ro1">
          <table:table-cell table:style-name="ce3" office:value-type="string" calcext:value-type="string">
            <text:p>eng</text:p>
          </table:table-cell>
          <table:table-cell table:style-name="ce3" office:value-type="string" calcext:value-type="string">
            <text:p>capybaras are herbivores, grazing mainly on grasses and aquatic plants,[11][19] as well as fruit and tree bark.[12] they are very selective feeders[20] and feed on the leaves of one species and disregard other species surrounding it. they eat a greater variety of plants during the dry season, as fewer plants are available. while they eat grass during the wet season, they have to switch to more abundant reeds during the dry season.[21] plants that capybaras eat during the summer lose their nutritional value in the winter, so are not consumed at that time.[20] the capybara's jaw hinge is not perpendicular, so they chew food by grinding back-and-forth rather than side-to-side.[22] capybaras are autocoprophagous, meaning they eat their own feces as a source of bacterial gut flora, to help digest the cellulose in the grass that forms their normal diet, and to extract the maximum protein and vitamins from their food. they may also regurgitate food to masticate again, similar to cud-chewing by cattle.[23] as is the case with other rodents, the front teeth of capybaras grow continually to compensate for the constant wear from eating grasses;[16] their cheek teeth also grow continuously.[22]</text:p>
          </table:table-cell>
          <table:table-cell table:style-name="ce3" table:number-columns-repeated="1022"/>
        </table:table-row>
        <table:table-row table:style-name="ro1">
          <table:table-cell table:style-name="ce3" office:value-type="string" calcext:value-type="string">
            <text:p>eng</text:p>
          </table:table-cell>
          <table:table-cell table:style-name="ce3" office:value-type="string" calcext:value-type="string">
            <text:p>when in estrus, the female's scent changes subtly and nearby males begin pursuit.[31] in addition, a female alerts males she is in estrus by whistling through her nose.[23] during mating, the female has the advantage and mating choice. capybaras mate only in water, and if a female does not want to mate with a certain male, she either submerges or leaves the water.[23][28] dominant males are highly protective of the females, but they usually cannot prevent some of the subordinates from copulating.[31] the larger the group, the harder it is for the male to watch all the females. dominant males secure significantly more matings than each subordinate, but subordinate males, as a class, are responsible for more matings than each dominant male.[31] the lifespan of the capybara's sperm is longer than that of other rodents.[32]</text:p>
          </table:table-cell>
          <table:table-cell table:style-name="ce3" table:number-columns-repeated="1022"/>
        </table:table-row>
        <table:table-row table:style-name="ro1">
          <table:table-cell table:style-name="ce3" office:value-type="string" calcext:value-type="string">
            <text:p>eng</text:p>
          </table:table-cell>
          <table:table-cell table:style-name="ce3" office:value-type="string" calcext:value-type="string">
            <text:p>though quite agile on land (capable of running as fast as a horse),[33] capybaras are equally at home in the water. they are excellent swimmers, and can remain completely submerged for up to five minutes,[11] an ability they use to evade predators. capybaras can sleep in water, keeping only their noses out of the water. as temperatures increase during the day, they wallow in water and then graze during the late afternoon and early evening.[6] they also spend time wallowing in mud.[15] they rest around midnight and then continue to graze before dawn.</text:p>
          </table:table-cell>
          <table:table-cell table:style-name="ce3" table:number-columns-repeated="1022"/>
        </table:table-row>
        <table:table-row table:style-name="ro1" table:number-rows-repeated="2478">
          <table:table-cell table:number-columns-repeated="1024"/>
        </table:table-row>
        <table:table-row table:style-name="ro1">
          <table:table-cell table:style-name="ce4"/>
          <table:table-cell table:number-columns-repeated="1023"/>
        </table:table-row>
        <table:table-row table:style-name="ro1" table:number-rows-repeated="4901">
          <table:table-cell table:number-columns-repeated="1024"/>
        </table:table-row>
        <table:table-row table:style-name="ro1">
          <table:table-cell table:style-name="ce4"/>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7">00/00/0000</text:date>, <text:time style:data-style-name="N2" text:time-value="07:22:31.0472882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us P. Mena-Chalco</meta:initial-creator>
    <meta:creation-date>2018-03-27T07:04:56.761613189</meta:creation-date>
    <dc:date>2018-03-27T07:31:34.470789613</dc:date>
    <dc:creator>Jesus P. Mena-Chalco</dc:creator>
    <meta:editing-duration>PT11M5S</meta:editing-duration>
    <meta:editing-cycles>2</meta:editing-cycles>
    <meta:generator>LibreOffice/5.1.6.2$Linux_X86_64 LibreOffice_project/10m0$Build-2</meta:generator>
    <meta:document-statistic meta:table-count="1" meta:cell-count="30" meta:object-count="0"/>
  </office:meta>
</office:document-meta>
</file>